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2" style:family="graphic" style:parent-style-name="objectwithoutfill">
      <style:graphic-properties svg:stroke-width="0.051cm" svg:stroke-color="#3465a4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465a4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 fo:font-size="22pt" style:font-size-asian="22pt" style:font-size-complex="22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48cm" svg:height="12.962cm" svg:x="3.795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3.924cm" svg:x2="10.169cm" svg:y2="2.026cm" draw:start-shape="id1" draw:start-glue-point="5" draw:end-shape="id1" draw:end-glue-point="4" svg:d="M5661 3924l4508-1898" svg:viewBox="0 0 4509 1899">
          <text:p/>
        </draw:connector>
        <draw:connector draw:style-name="gr2" draw:text-style-name="P1" draw:layer="layout" draw:type="line" svg:x1="10.169cm" svg:y1="2.026cm" svg:x2="16.543cm" svg:y2="8.507cm" draw:start-shape="id1" draw:start-glue-point="4" draw:end-shape="id1" draw:end-glue-point="10" svg:d="M10169 2026l6374 6481" svg:viewBox="0 0 6375 6482">
          <text:p/>
        </draw:connector>
        <draw:connector draw:style-name="gr3" draw:text-style-name="P1" draw:layer="layout" draw:type="line" svg:x1="16.543cm" svg:y1="8.507cm" svg:x2="14.677cm" svg:y2="13.09cm" draw:start-shape="id1" draw:start-glue-point="10" draw:end-shape="id1" draw:end-glue-point="9" svg:d="M16543 8507l-1866 4583" svg:viewBox="0 0 1867 4584">
          <text:p/>
        </draw:connector>
        <draw:connector draw:style-name="gr3" draw:text-style-name="P1" draw:layer="layout" draw:type="line" svg:x1="14.677cm" svg:y1="13.09cm" svg:x2="10.169cm" svg:y2="14.988cm" draw:start-shape="id1" draw:start-glue-point="9" draw:end-shape="id1" draw:end-glue-point="8" svg:d="M14677 13090l-4508 1898" svg:viewBox="0 0 4509 1899">
          <text:p/>
        </draw:connector>
        <draw:connector draw:style-name="gr3" draw:text-style-name="P1" draw:layer="layout" draw:type="line" svg:x1="10.169cm" svg:y1="14.988cm" svg:x2="3.795cm" svg:y2="8.507cm" draw:start-shape="id1" draw:start-glue-point="8" draw:end-shape="id1" draw:end-glue-point="6" svg:d="M10169 14988l-6374-6481" svg:viewBox="0 0 6375 6482">
          <text:p/>
        </draw:connector>
        <draw:connector draw:style-name="gr3" draw:text-style-name="P1" draw:layer="layout" draw:type="line" svg:x1="3.795cm" svg:y1="8.507cm" svg:x2="5.661cm" svg:y2="3.924cm" draw:start-shape="id1" draw:start-glue-point="6" draw:end-shape="id1" draw:end-glue-point="5" svg:d="M3795 8507l1866-4583" svg:viewBox="0 0 1867 4584">
          <text:p/>
        </draw:connector>
        <draw:frame draw:style-name="gr4" draw:text-style-name="P2" draw:layer="layout" svg:width="18.013cm" svg:height="1.119cm" svg:x="1.363cm" svg:y="16.165cm">
          <draw:text-box>
            <text:p text:style-name="P2"><text:span text:style-name="T1">For k+1 points: </text:span><text:span text:style-name="T2">(k-2)×180° + 180° = ((k+1)-2)×180°</text:span></text:p>
          </draw:text-box>
        </draw:frame>
        <draw:connector draw:style-name="gr5" draw:text-style-name="P1" draw:layer="layout" draw:type="line" svg:x1="5.661cm" svg:y1="3.924cm" svg:x2="16.543cm" svg:y2="8.507cm" draw:start-shape="id1" draw:start-glue-point="5" draw:end-shape="id1" draw:end-glue-point="10" svg:d="M5661 3924l10882 4583" svg:viewBox="0 0 10883 4584">
          <text:p/>
        </draw:connector>
        <draw:frame draw:style-name="gr6" draw:layer="layout" svg:width="10.044cm" svg:height="1.673cm" svg:x="5.613cm" svg:y="8.325cm">
          <draw:text-box>
            <text:p>can use inductive hypothesis here</text:p>
            <text:p><text:s text:c="15"/><text:span text:style-name="T3"><text:s text:c="2"/></text:span><text:span text:style-name="T3">(k-2)×180°</text:span></text:p>
          </draw:text-box>
        </draw:frame>
        <draw:connector draw:style-name="gr7" draw:text-style-name="P1" draw:layer="layout" draw:type="line" svg:x1="5.661cm" svg:y1="3.924cm" svg:x2="6.601cm" svg:y2="4.303cm" draw:start-shape="id1" draw:start-glue-point="5" svg:d="M5661 3924l940 379" svg:viewBox="0 0 941 380">
          <text:p/>
        </draw:connector>
        <draw:connector draw:style-name="gr7" draw:text-style-name="P1" draw:layer="layout" draw:type="line" svg:x1="16.543cm" svg:y1="8.507cm" svg:x2="15.394cm" svg:y2="8.018cm" draw:start-shape="id1" draw:start-glue-point="10" svg:d="M16543 8507l-1149-489" svg:viewBox="0 0 1150 490">
          <text:p/>
        </draw:connector>
        <draw:connector draw:style-name="gr7" draw:text-style-name="P1" draw:layer="layout" draw:type="line" svg:x1="5.661cm" svg:y1="3.924cm" svg:x2="6.762cm" svg:y2="3.448cm" draw:start-shape="id1" draw:start-glue-point="5" svg:d="M5661 3924l1101-476" svg:viewBox="0 0 1102 477">
          <text:p/>
        </draw:connector>
        <draw:connector draw:style-name="gr7" draw:text-style-name="P1" draw:layer="layout" draw:type="line" svg:x1="16.543cm" svg:y1="8.507cm" svg:x2="15.768cm" svg:y2="7.724cm" draw:start-shape="id1" draw:start-glue-point="10" svg:d="M16543 8507l-775-783" svg:viewBox="0 0 776 784">
          <text:p/>
        </draw:connector>
        <draw:connector draw:style-name="gr7" draw:text-style-name="P1" draw:layer="layout" draw:type="line" svg:x1="10.169cm" svg:y1="2.026cm" svg:x2="9.194cm" svg:y2="2.432cm" draw:start-shape="id1" draw:start-glue-point="4" svg:d="M10169 2026l-975 406" svg:viewBox="0 0 976 407">
          <text:p/>
        </draw:connector>
        <draw:connector draw:style-name="gr7" draw:text-style-name="P1" draw:layer="layout" draw:type="line" svg:x1="10.169cm" svg:y1="2.026cm" svg:x2="10.904cm" svg:y2="2.779cm" draw:start-shape="id1" draw:start-glue-point="4" svg:d="M10169 2026l735 753" svg:viewBox="0 0 736 754">
          <text:p/>
        </draw:connector>
        <draw:frame draw:style-name="gr8" draw:layer="layout" svg:width="2.268cm" svg:height="3.095cm" svg:x="9.46cm" svg:y="1.71cm">
          <draw:text-box>
            <text:p/>
            <text:p><text:s text:c="15"/><text:span text:style-name="T3"><text:s text:c="2"/></text:span><text:span text:style-name="T3">180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0T09:53:54.073064755</meta:creation-date>
    <dc:date>2016-05-20T10:35:34.304820859</dc:date>
    <dc:creator>elucterio </dc:creator>
    <meta:editing-duration>PT38M2S</meta:editing-duration>
    <meta:editing-cycles>9</meta:editing-cycles>
    <meta:generator>LibreOffice/4.2.8.2$Linux_X86_64 LibreOffice_project/420m0$Build-2</meta:generator>
    <meta:document-statistic meta:object-count="17"/>
  </office:meta>
</office:document-meta>
</file>